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200000620000DCB50000C2068FD53182.wmf" manifest:media-type=""/>
  <manifest:file-entry manifest:full-path="Pictures/10000000000000200000002000309F1C.png" manifest:media-type=""/>
  <manifest:file-entry manifest:full-path="Pictures/2000016300003E8900002326D1DB3254.svm" manifest:media-type=""/>
  <manifest:file-entry manifest:full-path="Pictures/200002D800003E6F000029AA18E9C72B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0000" draw:opacity="50%" draw:textarea-horizontal-align="justify" draw:textarea-vertical-align="middle" draw:auto-grow-height="false" draw:shadow-opacity="50%"/>
    </style:style>
    <style:style style:name="gr4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0047ff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56cm" fo:min-width="4.83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1cm" fo:min-width="2.485cm"/>
    </style:style>
    <style:style style:name="gr8" style:family="graphic" style:parent-style-name="standard">
      <style:graphic-properties draw:stroke="none" draw:fill="none" fo:min-height="1.5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63cm" fo:min-width="2.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642cm" fo:min-width="2.485cm"/>
    </style:style>
    <style:style style:name="gr11" style:family="graphic" style:parent-style-name="objectwithoutfill">
      <style:graphic-properties draw:stroke="dash" draw:stroke-dash="Fine_20_Dashed" draw:fill="none" draw:textarea-vertical-align="middle"/>
    </style:style>
    <style:style style:name="gr12" style:family="graphic" style:list-style-name="L1">
      <style:graphic-properties draw:stroke-dash="Dash_20_2" svg:stroke-width="0cm" draw:marker-start="" draw:marker-start-width="0.199cm" draw:marker-start-center="false" draw:marker-end-width="0.199cm" draw:marker-end-center="false" svg:stroke-opacity="100%" draw:stroke-linejoin="round" svg:stroke-linecap="butt" draw:fill="solid" draw:fill-color="#e6e6e6" draw:secondary-fill-color="#99ccff" draw:fill-gradient-name="Gradient_20_7" draw:gradient-step-count="0" draw:fill-hatch-name="Hatching_20_1" draw:fill-hatch-solid="false" draw:fill-image-name="Bitmape_20_1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padding-top="0.124cm" fo:padding-bottom="0.124cm" fo:padding-left="0.249cm" fo:padding-right="0.249cm" fo:wrap-option="no-wrap" draw:shadow="hidden" draw:shadow-offset-x="0.2cm" draw:shadow-offset-y="0.2cm" draw:shadow-color="#808080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-dash="Dash_20_2" svg:stroke-width="0cm" draw:marker-start="" draw:marker-start-width="0.199cm" draw:marker-start-center="false" draw:marker-end-width="0.199cm" draw:marker-end-center="false" svg:stroke-opacity="100%" draw:stroke-linejoin="round" svg:stroke-linecap="butt" draw:fill="solid" draw:fill-color="#ff0000" draw:secondary-fill-color="#99ccff" draw:fill-gradient-name="Gradient_20_7" draw:gradient-step-count="0" draw:fill-hatch-name="Hatching_20_1" draw:fill-hatch-solid="false" draw:fill-image-name="Bitmape_20_1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padding-top="0.124cm" fo:padding-bottom="0.124cm" fo:padding-left="0.249cm" fo:padding-right="0.249cm" fo:wrap-option="no-wrap" draw:shadow="hidden" draw:shadow-offset-x="0.2cm" draw:shadow-offset-y="0.2cm" draw:shadow-color="#808080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-dash="Dash_20_2" svg:stroke-width="0cm" draw:marker-start="" draw:marker-start-width="0.199cm" draw:marker-start-center="false" draw:marker-end-width="0.199cm" draw:marker-end-center="false" svg:stroke-opacity="100%" draw:stroke-linejoin="round" svg:stroke-linecap="butt" draw:fill="solid" draw:fill-color="#ff0000" draw:secondary-fill-color="#99ccff" draw:fill-gradient-name="Gradient_20_7" draw:gradient-step-count="0" draw:fill-hatch-name="Hatching_20_1" draw:fill-hatch-solid="false" draw:fill-image-name="Bitmape_20_1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padding-top="0.124cm" fo:padding-bottom="0.124cm" fo:padding-left="0.249cm" fo:padding-right="0.249cm" fo:wrap-option="no-wrap" draw:shadow="hidden" draw:shadow-offset-x="0.2cm" draw:shadow-offset-y="0.2cm" draw:shadow-color="#808080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-dash="Dash_20_2" svg:stroke-width="0cm" draw:marker-start="" draw:marker-start-width="0.199cm" draw:marker-start-center="false" draw:marker-end-width="0.199cm" draw:marker-end-center="false" svg:stroke-opacity="100%" draw:stroke-linejoin="round" svg:stroke-linecap="butt" draw:fill="solid" draw:fill-color="#ff0000" draw:secondary-fill-color="#99ccff" draw:fill-gradient-name="Gradient_20_7" draw:gradient-step-count="0" draw:fill-hatch-name="Hatching_20_1" draw:fill-hatch-solid="false" draw:fill-image-name="Bitmape_20_1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padding-top="0.124cm" fo:padding-bottom="0.124cm" fo:padding-left="0.249cm" fo:padding-right="0.249cm" fo:wrap-option="no-wrap" draw:shadow="hidden" draw:shadow-offset-x="0.2cm" draw:shadow-offset-y="0.2cm" draw:shadow-color="#808080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-dash="Dash_20_2" svg:stroke-width="0cm" draw:marker-start="" draw:marker-start-width="0.199cm" draw:marker-start-center="false" draw:marker-end-width="0.199cm" draw:marker-end-center="false" svg:stroke-opacity="100%" draw:stroke-linejoin="round" svg:stroke-linecap="butt" draw:fill="solid" draw:fill-color="#ff0000" draw:secondary-fill-color="#99ccff" draw:fill-gradient-name="Gradient_20_7" draw:gradient-step-count="0" draw:fill-hatch-name="Hatching_20_1" draw:fill-hatch-solid="false" draw:fill-image-name="Bitmape_20_1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padding-top="0.124cm" fo:padding-bottom="0.124cm" fo:padding-left="0.249cm" fo:padding-right="0.249cm" fo:wrap-option="no-wrap" draw:shadow="hidden" draw:shadow-offset-x="0.2cm" draw:shadow-offset-y="0.2cm" draw:shadow-color="#808080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-dash="Dash_20_2" svg:stroke-width="0cm" draw:marker-start="" draw:marker-start-width="0.199cm" draw:marker-start-center="false" draw:marker-end-width="0.199cm" draw:marker-end-center="false" svg:stroke-opacity="100%" draw:stroke-linejoin="round" svg:stroke-linecap="butt" draw:fill="solid" draw:fill-color="#ff0000" draw:secondary-fill-color="#99ccff" draw:fill-gradient-name="Gradient_20_7" draw:gradient-step-count="0" draw:fill-hatch-name="Hatching_20_1" draw:fill-hatch-solid="false" draw:fill-image-name="Bitmape_20_1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padding-top="0.124cm" fo:padding-bottom="0.124cm" fo:padding-left="0.249cm" fo:padding-right="0.249cm" fo:wrap-option="no-wrap" draw:shadow="hidden" draw:shadow-offset-x="0.2cm" draw:shadow-offset-y="0.2cm" draw:shadow-color="#808080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-dash="Dash_20_2" svg:stroke-width="0cm" draw:marker-start="" draw:marker-start-width="0.199cm" draw:marker-start-center="false" draw:marker-end-width="0.199cm" draw:marker-end-center="false" svg:stroke-opacity="100%" draw:stroke-linejoin="round" svg:stroke-linecap="butt" draw:fill="solid" draw:fill-color="#ff0000" draw:secondary-fill-color="#99ccff" draw:fill-gradient-name="Gradient_20_7" draw:gradient-step-count="0" draw:fill-hatch-name="Hatching_20_1" draw:fill-hatch-solid="false" draw:fill-image-name="Bitmape_20_1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padding-top="0.124cm" fo:padding-bottom="0.124cm" fo:padding-left="0.249cm" fo:padding-right="0.249cm" fo:wrap-option="no-wrap" draw:shadow="hidden" draw:shadow-offset-x="0.2cm" draw:shadow-offset-y="0.2cm" draw:shadow-color="#808080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list-style-name="L1">
      <style:graphic-properties draw:stroke-dash="Dash_20_2" svg:stroke-width="0cm" draw:marker-start="" draw:marker-start-width="0.199cm" draw:marker-start-center="false" draw:marker-end-width="0.199cm" draw:marker-end-center="false" svg:stroke-opacity="100%" draw:stroke-linejoin="round" svg:stroke-linecap="butt" draw:fill="solid" draw:fill-color="#4b1f6f" draw:secondary-fill-color="#99ccff" draw:fill-gradient-name="Gradient_20_7" draw:gradient-step-count="0" draw:fill-hatch-name="Hatching_20_1" draw:fill-hatch-solid="false" draw:fill-image-name="Bitmape_20_1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padding-top="0.124cm" fo:padding-bottom="0.124cm" fo:padding-left="0.249cm" fo:padding-right="0.249cm" fo:wrap-option="no-wrap" draw:shadow="hidden" draw:shadow-offset-x="0.2cm" draw:shadow-offset-y="0.2cm" draw:shadow-color="#808080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list-style-name="L1">
      <style:graphic-properties draw:stroke-dash="Dash_20_2" svg:stroke-width="0cm" draw:marker-start="" draw:marker-start-width="0.199cm" draw:marker-start-center="false" draw:marker-end-width="0.199cm" draw:marker-end-center="false" svg:stroke-opacity="100%" draw:stroke-linejoin="round" svg:stroke-linecap="butt" draw:fill="solid" draw:fill-color="#ff8d00" draw:secondary-fill-color="#99ccff" draw:fill-gradient-name="Gradient_20_7" draw:gradient-step-count="0" draw:fill-hatch-name="Hatching_20_1" draw:fill-hatch-solid="false" draw:fill-image-name="Bitmape_20_1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padding-top="0.124cm" fo:padding-bottom="0.124cm" fo:padding-left="0.249cm" fo:padding-right="0.249cm" fo:wrap-option="no-wrap" draw:shadow="hidden" draw:shadow-offset-x="0.2cm" draw:shadow-offset-y="0.2cm" draw:shadow-color="#808080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list-style-name="L1">
      <style:graphic-properties draw:stroke-dash="Dash_20_2" svg:stroke-width="0cm" draw:marker-start="" draw:marker-start-width="0.199cm" draw:marker-start-center="false" draw:marker-end-width="0.199cm" draw:marker-end-center="false" svg:stroke-opacity="100%" draw:stroke-linejoin="round" svg:stroke-linecap="butt" draw:fill="solid" draw:fill-color="#ff8d00" draw:secondary-fill-color="#99ccff" draw:fill-gradient-name="Gradient_20_7" draw:gradient-step-count="0" draw:fill-hatch-name="Hatching_20_1" draw:fill-hatch-solid="false" draw:fill-image-name="Bitmape_20_1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padding-top="0.124cm" fo:padding-bottom="0.124cm" fo:padding-left="0.249cm" fo:padding-right="0.249cm" fo:wrap-option="no-wrap" draw:shadow="hidden" draw:shadow-offset-x="0.2cm" draw:shadow-offset-y="0.2cm" draw:shadow-color="#808080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-dash="Dash_20_2" svg:stroke-width="0cm" draw:marker-start="" draw:marker-start-width="0.199cm" draw:marker-start-center="false" draw:marker-end-width="0.199cm" draw:marker-end-center="false" svg:stroke-opacity="100%" draw:stroke-linejoin="round" svg:stroke-linecap="butt" draw:fill="solid" draw:fill-color="#ff0000" draw:secondary-fill-color="#99ccff" draw:fill-gradient-name="Gradient_20_7" draw:gradient-step-count="0" draw:fill-hatch-name="Hatching_20_1" draw:fill-hatch-solid="false" draw:fill-image-name="Bitmape_20_1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padding-top="0.124cm" fo:padding-bottom="0.124cm" fo:padding-left="0.249cm" fo:padding-right="0.249cm" fo:wrap-option="no-wrap" draw:shadow="hidden" draw:shadow-offset-x="0.2cm" draw:shadow-offset-y="0.2cm" draw:shadow-color="#808080" draw:shadow-opacity="5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-dash="Dash_20_2" svg:stroke-width="0cm" draw:marker-start="" draw:marker-start-width="0.199cm" draw:marker-start-center="false" draw:marker-end-width="0.199cm" draw:marker-end-center="false" svg:stroke-opacity="100%" draw:stroke-linejoin="round" svg:stroke-linecap="butt" draw:fill="solid" draw:fill-color="#ff0000" draw:secondary-fill-color="#99ccff" draw:fill-gradient-name="Gradient_20_7" draw:gradient-step-count="0" draw:fill-hatch-name="Hatching_20_1" draw:fill-hatch-solid="false" draw:fill-image-name="Bitmape_20_1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padding-top="0.124cm" fo:padding-bottom="0.124cm" fo:padding-left="0.249cm" fo:padding-right="0.249cm" fo:wrap-option="no-wrap" draw:shadow="hidden" draw:shadow-offset-x="0.2cm" draw:shadow-offset-y="0.2cm" draw:shadow-color="#808080" draw:shadow-opacity="5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-dash="Dash_20_2" svg:stroke-width="0cm" draw:marker-start="" draw:marker-start-width="0.199cm" draw:marker-start-center="false" draw:marker-end-width="0.199cm" draw:marker-end-center="false" svg:stroke-opacity="100%" draw:stroke-linejoin="round" svg:stroke-linecap="butt" draw:fill="solid" draw:fill-color="#ff0000" draw:secondary-fill-color="#99ccff" draw:fill-gradient-name="Gradient_20_7" draw:gradient-step-count="0" draw:fill-hatch-name="Hatching_20_1" draw:fill-hatch-solid="false" draw:fill-image-name="Bitmape_20_1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padding-top="0.124cm" fo:padding-bottom="0.124cm" fo:padding-left="0.249cm" fo:padding-right="0.249cm" fo:wrap-option="no-wrap" draw:shadow="hidden" draw:shadow-offset-x="0.2cm" draw:shadow-offset-y="0.2cm" draw:shadow-color="#808080" draw:shadow-opacity="5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-dash="Dash_20_2" svg:stroke-width="0cm" draw:marker-start="" draw:marker-start-width="0.199cm" draw:marker-start-center="false" draw:marker-end-width="0.199cm" draw:marker-end-center="false" svg:stroke-opacity="100%" draw:stroke-linejoin="round" svg:stroke-linecap="butt" draw:fill="solid" draw:fill-color="#ff0000" draw:secondary-fill-color="#99ccff" draw:fill-gradient-name="Gradient_20_7" draw:gradient-step-count="0" draw:fill-hatch-name="Hatching_20_1" draw:fill-hatch-solid="false" draw:fill-image-name="Bitmape_20_1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padding-top="0.124cm" fo:padding-bottom="0.124cm" fo:padding-left="0.249cm" fo:padding-right="0.249cm" fo:wrap-option="no-wrap" draw:shadow="hidden" draw:shadow-offset-x="0.2cm" draw:shadow-offset-y="0.2cm" draw:shadow-color="#808080" draw:shadow-opacity="5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-dash="Dash_20_2" svg:stroke-width="0cm" draw:marker-start="" draw:marker-start-width="0.199cm" draw:marker-start-center="false" draw:marker-end-width="0.199cm" draw:marker-end-center="false" svg:stroke-opacity="100%" draw:stroke-linejoin="round" svg:stroke-linecap="butt" draw:fill="solid" draw:fill-color="#ff0000" draw:secondary-fill-color="#99ccff" draw:fill-gradient-name="Gradient_20_7" draw:gradient-step-count="0" draw:fill-hatch-name="Hatching_20_1" draw:fill-hatch-solid="false" draw:fill-image-name="Bitmape_20_1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padding-top="0.124cm" fo:padding-bottom="0.124cm" fo:padding-left="0.249cm" fo:padding-right="0.249cm" fo:wrap-option="no-wrap" draw:shadow="hidden" draw:shadow-offset-x="0.2cm" draw:shadow-offset-y="0.2cm" draw:shadow-color="#808080" draw:shadow-opacity="5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-dash="Dash_20_2" svg:stroke-width="0cm" draw:marker-start="" draw:marker-start-width="0.199cm" draw:marker-start-center="false" draw:marker-end-width="0.199cm" draw:marker-end-center="false" svg:stroke-opacity="100%" draw:stroke-linejoin="round" svg:stroke-linecap="butt" draw:fill="solid" draw:fill-color="#ff0000" draw:secondary-fill-color="#99ccff" draw:fill-gradient-name="Gradient_20_7" draw:gradient-step-count="0" draw:fill-hatch-name="Hatching_20_1" draw:fill-hatch-solid="false" draw:fill-image-name="Bitmape_20_1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padding-top="0.124cm" fo:padding-bottom="0.124cm" fo:padding-left="0.249cm" fo:padding-right="0.249cm" fo:wrap-option="no-wrap" draw:shadow="hidden" draw:shadow-offset-x="0.2cm" draw:shadow-offset-y="0.2cm" draw:shadow-color="#808080" draw:shadow-opacity="5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-dash="Dash_20_2" svg:stroke-width="0cm" draw:marker-start="" draw:marker-start-width="0.199cm" draw:marker-start-center="false" draw:marker-end-width="0.199cm" draw:marker-end-center="false" svg:stroke-opacity="100%" draw:stroke-linejoin="round" svg:stroke-linecap="butt" draw:fill="solid" draw:fill-color="#ff0000" draw:secondary-fill-color="#99ccff" draw:fill-gradient-name="Gradient_20_7" draw:gradient-step-count="0" draw:fill-hatch-name="Hatching_20_1" draw:fill-hatch-solid="false" draw:fill-image-name="Bitmape_20_1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padding-top="0.124cm" fo:padding-bottom="0.124cm" fo:padding-left="0.249cm" fo:padding-right="0.249cm" fo:wrap-option="no-wrap" draw:shadow="hidden" draw:shadow-offset-x="0.2cm" draw:shadow-offset-y="0.2cm" draw:shadow-color="#808080" draw:shadow-opacity="5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-dash="Dash_20_2" svg:stroke-width="0cm" draw:marker-start="" draw:marker-start-width="0.199cm" draw:marker-start-center="false" draw:marker-end-width="0.199cm" draw:marker-end-center="false" svg:stroke-opacity="100%" draw:stroke-linejoin="round" svg:stroke-linecap="butt" draw:fill="solid" draw:fill-color="#ff0000" draw:secondary-fill-color="#99ccff" draw:fill-gradient-name="Gradient_20_7" draw:gradient-step-count="0" draw:fill-hatch-name="Hatching_20_1" draw:fill-hatch-solid="false" draw:fill-image-name="Bitmape_20_1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padding-top="0.124cm" fo:padding-bottom="0.124cm" fo:padding-left="0.249cm" fo:padding-right="0.249cm" fo:wrap-option="no-wrap" draw:shadow="hidden" draw:shadow-offset-x="0.2cm" draw:shadow-offset-y="0.2cm" draw:shadow-color="#808080" draw:shadow-opacity="5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-dash="Dash_20_2" svg:stroke-width="0cm" draw:marker-start="" draw:marker-start-width="0.199cm" draw:marker-start-center="false" draw:marker-end-width="0.199cm" draw:marker-end-center="false" svg:stroke-opacity="100%" draw:stroke-linejoin="round" svg:stroke-linecap="butt" draw:fill="solid" draw:fill-color="#ff0000" draw:secondary-fill-color="#99ccff" draw:fill-gradient-name="Gradient_20_7" draw:gradient-step-count="0" draw:fill-hatch-name="Hatching_20_1" draw:fill-hatch-solid="false" draw:fill-image-name="Bitmape_20_1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padding-top="0.124cm" fo:padding-bottom="0.124cm" fo:padding-left="0.249cm" fo:padding-right="0.249cm" fo:wrap-option="no-wrap" draw:shadow="hidden" draw:shadow-offset-x="0.2cm" draw:shadow-offset-y="0.2cm" draw:shadow-color="#808080" draw:shadow-opacity="5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-dash="Dash_20_2" svg:stroke-width="0cm" draw:marker-start="" draw:marker-start-width="0.199cm" draw:marker-start-center="false" draw:marker-end-width="0.199cm" draw:marker-end-center="false" svg:stroke-opacity="100%" draw:stroke-linejoin="round" svg:stroke-linecap="butt" draw:fill="solid" draw:fill-color="#ff0000" draw:secondary-fill-color="#99ccff" draw:fill-gradient-name="Gradient_20_7" draw:gradient-step-count="0" draw:fill-hatch-name="Hatching_20_1" draw:fill-hatch-solid="false" draw:fill-image-name="Bitmape_20_1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padding-top="0.124cm" fo:padding-bottom="0.124cm" fo:padding-left="0.249cm" fo:padding-right="0.249cm" fo:wrap-option="no-wrap" draw:shadow="hidden" draw:shadow-offset-x="0.2cm" draw:shadow-offset-y="0.2cm" draw:shadow-color="#808080" draw:shadow-opacity="5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-dash="Dash_20_2" svg:stroke-width="0cm" draw:marker-start="" draw:marker-start-width="0.199cm" draw:marker-start-center="false" draw:marker-end-width="0.199cm" draw:marker-end-center="false" svg:stroke-opacity="100%" draw:stroke-linejoin="round" svg:stroke-linecap="butt" draw:fill="solid" draw:fill-color="#ff0000" draw:secondary-fill-color="#99ccff" draw:fill-gradient-name="Gradient_20_7" draw:gradient-step-count="0" draw:fill-hatch-name="Hatching_20_1" draw:fill-hatch-solid="false" draw:fill-image-name="Bitmape_20_1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padding-top="0.124cm" fo:padding-bottom="0.124cm" fo:padding-left="0.249cm" fo:padding-right="0.249cm" fo:wrap-option="no-wrap" draw:shadow="hidden" draw:shadow-offset-x="0.2cm" draw:shadow-offset-y="0.2cm" draw:shadow-color="#808080" draw:shadow-opacity="5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-dash="Dash_20_2" svg:stroke-width="0cm" draw:marker-start="" draw:marker-start-width="0.199cm" draw:marker-start-center="false" draw:marker-end-width="0.199cm" draw:marker-end-center="false" svg:stroke-opacity="100%" draw:stroke-linejoin="round" svg:stroke-linecap="butt" draw:fill="solid" draw:fill-color="#ff0000" draw:secondary-fill-color="#99ccff" draw:fill-gradient-name="Gradient_20_7" draw:gradient-step-count="0" draw:fill-hatch-name="Hatching_20_1" draw:fill-hatch-solid="false" draw:fill-image-name="Bitmape_20_1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padding-top="0.124cm" fo:padding-bottom="0.124cm" fo:padding-left="0.249cm" fo:padding-right="0.249cm" fo:wrap-option="no-wrap" draw:shadow="hidden" draw:shadow-offset-x="0.2cm" draw:shadow-offset-y="0.2cm" draw:shadow-color="#808080" draw:shadow-opacity="5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-dash="Dash_20_2" svg:stroke-width="0cm" draw:marker-start="" draw:marker-start-width="0.199cm" draw:marker-start-center="false" draw:marker-end-width="0.199cm" draw:marker-end-center="false" svg:stroke-opacity="100%" draw:stroke-linejoin="round" svg:stroke-linecap="butt" draw:fill="solid" draw:fill-color="#ff0000" draw:secondary-fill-color="#99ccff" draw:fill-gradient-name="Gradient_20_7" draw:gradient-step-count="0" draw:fill-hatch-name="Hatching_20_1" draw:fill-hatch-solid="false" draw:fill-image-name="Bitmape_20_1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padding-top="0.124cm" fo:padding-bottom="0.124cm" fo:padding-left="0.249cm" fo:padding-right="0.249cm" fo:wrap-option="no-wrap" draw:shadow="hidden" draw:shadow-offset-x="0.2cm" draw:shadow-offset-y="0.2cm" draw:shadow-color="#808080" draw:shadow-opacity="5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-dash="Dash_20_2" svg:stroke-width="0cm" draw:marker-start="" draw:marker-start-width="0.199cm" draw:marker-start-center="false" draw:marker-end-width="0.199cm" draw:marker-end-center="false" svg:stroke-opacity="100%" draw:stroke-linejoin="round" svg:stroke-linecap="butt" draw:fill="solid" draw:fill-color="#ff0000" draw:secondary-fill-color="#99ccff" draw:fill-gradient-name="Gradient_20_7" draw:gradient-step-count="0" draw:fill-hatch-name="Hatching_20_1" draw:fill-hatch-solid="false" draw:fill-image-name="Bitmape_20_1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padding-top="0.124cm" fo:padding-bottom="0.124cm" fo:padding-left="0.249cm" fo:padding-right="0.249cm" fo:wrap-option="no-wrap" draw:shadow="hidden" draw:shadow-offset-x="0.2cm" draw:shadow-offset-y="0.2cm" draw:shadow-color="#808080" draw:shadow-opacity="5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-dash="Dash_20_2" svg:stroke-width="0cm" draw:marker-start="" draw:marker-start-width="0.199cm" draw:marker-start-center="false" draw:marker-end-width="0.199cm" draw:marker-end-center="false" svg:stroke-opacity="100%" draw:stroke-linejoin="round" svg:stroke-linecap="butt" draw:fill="solid" draw:fill-color="#ff0000" draw:secondary-fill-color="#99ccff" draw:fill-gradient-name="Gradient_20_7" draw:gradient-step-count="0" draw:fill-hatch-name="Hatching_20_1" draw:fill-hatch-solid="false" draw:fill-image-name="Bitmape_20_1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padding-top="0.124cm" fo:padding-bottom="0.124cm" fo:padding-left="0.249cm" fo:padding-right="0.249cm" fo:wrap-option="no-wrap" draw:shadow="hidden" draw:shadow-offset-x="0.2cm" draw:shadow-offset-y="0.2cm" draw:shadow-color="#808080" draw:shadow-opacity="5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-dash="Dash_20_2" svg:stroke-width="0cm" draw:marker-start="" draw:marker-start-width="0.199cm" draw:marker-start-center="false" draw:marker-end-width="0.199cm" draw:marker-end-center="false" svg:stroke-opacity="100%" draw:stroke-linejoin="round" svg:stroke-linecap="butt" draw:fill="solid" draw:fill-color="#ff0000" draw:secondary-fill-color="#99ccff" draw:fill-gradient-name="Gradient_20_7" draw:gradient-step-count="0" draw:fill-hatch-name="Hatching_20_1" draw:fill-hatch-solid="false" draw:fill-image-name="Bitmape_20_1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padding-top="0.124cm" fo:padding-bottom="0.124cm" fo:padding-left="0.249cm" fo:padding-right="0.249cm" fo:wrap-option="no-wrap" draw:shadow="hidden" draw:shadow-offset-x="0.2cm" draw:shadow-offset-y="0.2cm" draw:shadow-color="#808080" draw:shadow-opacity="5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-dash="Dash_20_2" svg:stroke-width="0cm" draw:marker-start="" draw:marker-start-width="0.199cm" draw:marker-start-center="false" draw:marker-end-width="0.199cm" draw:marker-end-center="false" svg:stroke-opacity="100%" draw:stroke-linejoin="round" svg:stroke-linecap="butt" draw:fill="solid" draw:fill-color="#ff0000" draw:secondary-fill-color="#99ccff" draw:fill-gradient-name="Gradient_20_7" draw:gradient-step-count="0" draw:fill-hatch-name="Hatching_20_1" draw:fill-hatch-solid="false" draw:fill-image-name="Bitmape_20_1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padding-top="0.124cm" fo:padding-bottom="0.124cm" fo:padding-left="0.249cm" fo:padding-right="0.249cm" fo:wrap-option="no-wrap" draw:shadow="hidden" draw:shadow-offset-x="0.2cm" draw:shadow-offset-y="0.2cm" draw:shadow-color="#808080" draw:shadow-opacity="5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-dash="Dash_20_2" svg:stroke-width="0cm" draw:marker-start="" draw:marker-start-width="0.199cm" draw:marker-start-center="false" draw:marker-end-width="0.199cm" draw:marker-end-center="false" svg:stroke-opacity="100%" draw:stroke-linejoin="round" svg:stroke-linecap="butt" draw:fill="solid" draw:fill-color="#ff0000" draw:secondary-fill-color="#99ccff" draw:fill-gradient-name="Gradient_20_7" draw:gradient-step-count="0" draw:fill-hatch-name="Hatching_20_1" draw:fill-hatch-solid="false" draw:fill-image-name="Bitmape_20_1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padding-top="0.124cm" fo:padding-bottom="0.124cm" fo:padding-left="0.249cm" fo:padding-right="0.249cm" fo:wrap-option="no-wrap" draw:shadow="hidden" draw:shadow-offset-x="0.2cm" draw:shadow-offset-y="0.2cm" draw:shadow-color="#808080" draw:shadow-opacity="5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-dash="Dash_20_2" svg:stroke-width="0cm" draw:marker-start="" draw:marker-start-width="0.199cm" draw:marker-start-center="false" draw:marker-end-width="0.199cm" draw:marker-end-center="false" svg:stroke-opacity="100%" draw:stroke-linejoin="round" svg:stroke-linecap="butt" draw:fill="solid" draw:fill-color="#ff0000" draw:secondary-fill-color="#99ccff" draw:fill-gradient-name="Gradient_20_7" draw:gradient-step-count="0" draw:fill-hatch-name="Hatching_20_1" draw:fill-hatch-solid="false" draw:fill-image-name="Bitmape_20_1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padding-top="0.124cm" fo:padding-bottom="0.124cm" fo:padding-left="0.249cm" fo:padding-right="0.249cm" fo:wrap-option="no-wrap" draw:shadow="hidden" draw:shadow-offset-x="0.2cm" draw:shadow-offset-y="0.2cm" draw:shadow-color="#808080" draw:shadow-opacity="5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-dash="Dash_20_2" svg:stroke-width="0cm" draw:marker-start="" draw:marker-start-width="0.199cm" draw:marker-start-center="false" draw:marker-end-width="0.199cm" draw:marker-end-center="false" svg:stroke-opacity="100%" draw:stroke-linejoin="round" svg:stroke-linecap="butt" draw:fill="solid" draw:fill-color="#ff0000" draw:secondary-fill-color="#99ccff" draw:fill-gradient-name="Gradient_20_7" draw:gradient-step-count="0" draw:fill-hatch-name="Hatching_20_1" draw:fill-hatch-solid="false" draw:fill-image-name="Bitmape_20_1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padding-top="0.124cm" fo:padding-bottom="0.124cm" fo:padding-left="0.249cm" fo:padding-right="0.249cm" fo:wrap-option="no-wrap" draw:shadow="hidden" draw:shadow-offset-x="0.2cm" draw:shadow-offset-y="0.2cm" draw:shadow-color="#808080" draw:shadow-opacity="5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-dash="Dash_20_2" svg:stroke-width="0cm" draw:marker-start="" draw:marker-start-width="0.199cm" draw:marker-start-center="false" draw:marker-end-width="0.199cm" draw:marker-end-center="false" svg:stroke-opacity="100%" draw:stroke-linejoin="round" svg:stroke-linecap="butt" draw:fill="solid" draw:fill-color="#ff0000" draw:secondary-fill-color="#99ccff" draw:fill-gradient-name="Gradient_20_7" draw:gradient-step-count="0" draw:fill-hatch-name="Hatching_20_1" draw:fill-hatch-solid="false" draw:fill-image-name="Bitmape_20_1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padding-top="0.124cm" fo:padding-bottom="0.124cm" fo:padding-left="0.249cm" fo:padding-right="0.249cm" fo:wrap-option="no-wrap" draw:shadow="hidden" draw:shadow-offset-x="0.2cm" draw:shadow-offset-y="0.2cm" draw:shadow-color="#808080" draw:shadow-opacity="5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-dash="Dash_20_2" svg:stroke-width="0cm" draw:marker-start="" draw:marker-start-width="0.199cm" draw:marker-start-center="false" draw:marker-end-width="0.199cm" draw:marker-end-center="false" svg:stroke-opacity="100%" draw:stroke-linejoin="round" svg:stroke-linecap="butt" draw:fill="solid" draw:fill-color="#ff0000" draw:secondary-fill-color="#99ccff" draw:fill-gradient-name="Gradient_20_7" draw:gradient-step-count="0" draw:fill-hatch-name="Hatching_20_1" draw:fill-hatch-solid="false" draw:fill-image-name="Bitmape_20_1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padding-top="0.124cm" fo:padding-bottom="0.124cm" fo:padding-left="0.249cm" fo:padding-right="0.249cm" fo:wrap-option="no-wrap" draw:shadow="hidden" draw:shadow-offset-x="0.2cm" draw:shadow-offset-y="0.2cm" draw:shadow-color="#808080" draw:shadow-opacity="5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-dash="Dash_20_2" svg:stroke-width="0cm" draw:marker-start="" draw:marker-start-width="0.199cm" draw:marker-start-center="false" draw:marker-end-width="0.199cm" draw:marker-end-center="false" svg:stroke-opacity="100%" draw:stroke-linejoin="round" svg:stroke-linecap="butt" draw:fill="solid" draw:fill-color="#ff0000" draw:secondary-fill-color="#99ccff" draw:fill-gradient-name="Gradient_20_7" draw:gradient-step-count="0" draw:fill-hatch-name="Hatching_20_1" draw:fill-hatch-solid="false" draw:fill-image-name="Bitmape_20_1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padding-top="0.124cm" fo:padding-bottom="0.124cm" fo:padding-left="0.249cm" fo:padding-right="0.249cm" fo:wrap-option="no-wrap" draw:shadow="hidden" draw:shadow-offset-x="0.2cm" draw:shadow-offset-y="0.2cm" draw:shadow-color="#808080" draw:shadow-opacity="5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-dash="Dash_20_2" svg:stroke-width="0cm" draw:marker-start="" draw:marker-start-width="0.199cm" draw:marker-start-center="false" draw:marker-end-width="0.199cm" draw:marker-end-center="false" svg:stroke-opacity="100%" draw:stroke-linejoin="round" svg:stroke-linecap="butt" draw:fill="solid" draw:fill-color="#ff0000" draw:secondary-fill-color="#99ccff" draw:fill-gradient-name="Gradient_20_7" draw:gradient-step-count="0" draw:fill-hatch-name="Hatching_20_1" draw:fill-hatch-solid="false" draw:fill-image-name="Bitmape_20_1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padding-top="0.124cm" fo:padding-bottom="0.124cm" fo:padding-left="0.249cm" fo:padding-right="0.249cm" fo:wrap-option="no-wrap" draw:shadow="hidden" draw:shadow-offset-x="0.2cm" draw:shadow-offset-y="0.2cm" draw:shadow-color="#808080" draw:shadow-opacity="5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-dash="Dash_20_2" svg:stroke-width="0cm" draw:marker-start="" draw:marker-start-width="0.199cm" draw:marker-start-center="false" draw:marker-end-width="0.199cm" draw:marker-end-center="false" svg:stroke-opacity="100%" draw:stroke-linejoin="round" svg:stroke-linecap="butt" draw:fill="solid" draw:fill-color="#ff0000" draw:secondary-fill-color="#99ccff" draw:fill-gradient-name="Gradient_20_7" draw:gradient-step-count="0" draw:fill-hatch-name="Hatching_20_1" draw:fill-hatch-solid="false" draw:fill-image-name="Bitmape_20_1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padding-top="0.124cm" fo:padding-bottom="0.124cm" fo:padding-left="0.249cm" fo:padding-right="0.249cm" fo:wrap-option="no-wrap" draw:shadow="hidden" draw:shadow-offset-x="0.2cm" draw:shadow-offset-y="0.2cm" draw:shadow-color="#808080" draw:shadow-opacity="5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-dash="Dash_20_2" svg:stroke-width="0cm" draw:marker-start="" draw:marker-start-width="0.199cm" draw:marker-start-center="false" draw:marker-end-width="0.199cm" draw:marker-end-center="false" svg:stroke-opacity="100%" draw:stroke-linejoin="round" svg:stroke-linecap="butt" draw:fill="solid" draw:fill-color="#ff0000" draw:secondary-fill-color="#99ccff" draw:fill-gradient-name="Gradient_20_7" draw:gradient-step-count="0" draw:fill-hatch-name="Hatching_20_1" draw:fill-hatch-solid="false" draw:fill-image-name="Bitmape_20_1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padding-top="0.124cm" fo:padding-bottom="0.124cm" fo:padding-left="0.249cm" fo:padding-right="0.249cm" fo:wrap-option="no-wrap" draw:shadow="hidden" draw:shadow-offset-x="0.2cm" draw:shadow-offset-y="0.2cm" draw:shadow-color="#808080" draw:shadow-opacity="5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-dash="Dash_20_2" svg:stroke-width="0cm" draw:marker-start="" draw:marker-start-width="0.199cm" draw:marker-start-center="false" draw:marker-end-width="0.199cm" draw:marker-end-center="false" svg:stroke-opacity="100%" draw:stroke-linejoin="round" svg:stroke-linecap="butt" draw:fill="solid" draw:fill-color="#ff0000" draw:secondary-fill-color="#99ccff" draw:fill-gradient-name="Gradient_20_7" draw:gradient-step-count="0" draw:fill-hatch-name="Hatching_20_1" draw:fill-hatch-solid="false" draw:fill-image-name="Bitmape_20_1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padding-top="0.124cm" fo:padding-bottom="0.124cm" fo:padding-left="0.249cm" fo:padding-right="0.249cm" fo:wrap-option="no-wrap" draw:shadow="hidden" draw:shadow-offset-x="0.2cm" draw:shadow-offset-y="0.2cm" draw:shadow-color="#808080" draw:shadow-opacity="5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-dash="Dash_20_2" svg:stroke-width="0cm" draw:marker-start="" draw:marker-start-width="0.199cm" draw:marker-start-center="false" draw:marker-end-width="0.199cm" draw:marker-end-center="false" svg:stroke-opacity="100%" draw:stroke-linejoin="round" svg:stroke-linecap="butt" draw:fill="solid" draw:fill-color="#ff0000" draw:secondary-fill-color="#99ccff" draw:fill-gradient-name="Gradient_20_7" draw:gradient-step-count="0" draw:fill-hatch-name="Hatching_20_1" draw:fill-hatch-solid="false" draw:fill-image-name="Bitmape_20_1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padding-top="0.124cm" fo:padding-bottom="0.124cm" fo:padding-left="0.249cm" fo:padding-right="0.249cm" fo:wrap-option="no-wrap" draw:shadow="hidden" draw:shadow-offset-x="0.2cm" draw:shadow-offset-y="0.2cm" draw:shadow-color="#808080" draw:shadow-opacity="5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-dash="Dash_20_2" svg:stroke-width="0cm" draw:marker-start="" draw:marker-start-width="0.199cm" draw:marker-start-center="false" draw:marker-end-width="0.199cm" draw:marker-end-center="false" svg:stroke-opacity="100%" draw:stroke-linejoin="round" svg:stroke-linecap="butt" draw:fill="solid" draw:fill-color="#ff0000" draw:secondary-fill-color="#99ccff" draw:fill-gradient-name="Gradient_20_7" draw:gradient-step-count="0" draw:fill-hatch-name="Hatching_20_1" draw:fill-hatch-solid="false" draw:fill-image-name="Bitmape_20_1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padding-top="0.124cm" fo:padding-bottom="0.124cm" fo:padding-left="0.249cm" fo:padding-right="0.249cm" fo:wrap-option="no-wrap" draw:shadow="hidden" draw:shadow-offset-x="0.2cm" draw:shadow-offset-y="0.2cm" draw:shadow-color="#808080" draw:shadow-opacity="5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-dash="Dash_20_2" svg:stroke-width="0cm" draw:marker-start="" draw:marker-start-width="0.199cm" draw:marker-start-center="false" draw:marker-end-width="0.199cm" draw:marker-end-center="false" svg:stroke-opacity="100%" draw:stroke-linejoin="round" svg:stroke-linecap="butt" draw:fill="solid" draw:fill-color="#ff0000" draw:secondary-fill-color="#99ccff" draw:fill-gradient-name="Gradient_20_7" draw:gradient-step-count="0" draw:fill-hatch-name="Hatching_20_1" draw:fill-hatch-solid="false" draw:fill-image-name="Bitmape_20_1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padding-top="0.124cm" fo:padding-bottom="0.124cm" fo:padding-left="0.249cm" fo:padding-right="0.249cm" fo:wrap-option="no-wrap" draw:shadow="hidden" draw:shadow-offset-x="0.2cm" draw:shadow-offset-y="0.2cm" draw:shadow-color="#808080" draw:shadow-opacity="5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none" draw:stroke-dash="Dash_20_2" svg:stroke-width="0cm" svg:stroke-color="#000000" draw:marker-start="" draw:marker-start-width="0.199cm" draw:marker-start-center="false" draw:marker-end-width="0.199cm" draw:marker-end-center="false" svg:stroke-opacity="100%" draw:stroke-linejoin="round" svg:stroke-linecap="butt" draw:fill="none" draw:fill-color="#ffffff" draw:secondary-fill-color="#99ccff" draw:fill-gradient-name="Gradient_20_7" draw:gradient-step-count="0" draw:fill-hatch-name="Hatching_20_1" draw:fill-hatch-solid="false" draw:fill-image-name="Bitmape_20_1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1.194cm" fo:min-width="4.425cm" fo:padding-top="0.125cm" fo:padding-bottom="0.125cm" fo:padding-left="0.25cm" fo:padding-right="0.25cm" fo:wrap-option="no-wrap" draw:shadow="hidden" draw:shadow-offset-x="0.2cm" draw:shadow-offset-y="0.2cm" draw:shadow-color="#808080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="none" draw:stroke-dash="Dash_20_2" svg:stroke-width="0cm" svg:stroke-color="#000000" draw:marker-start="" draw:marker-start-width="0.199cm" draw:marker-start-center="false" draw:marker-end-width="0.199cm" draw:marker-end-center="false" svg:stroke-opacity="100%" draw:stroke-linejoin="round" svg:stroke-linecap="butt" draw:fill="none" draw:fill-color="#ffffff" draw:secondary-fill-color="#99ccff" draw:fill-gradient-name="Gradient_20_7" draw:gradient-step-count="0" draw:fill-hatch-name="Hatching_20_1" draw:fill-hatch-solid="false" draw:fill-image-name="Bitmape_20_1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1.987cm" fo:min-width="6.076cm" fo:padding-top="0.125cm" fo:padding-bottom="0.125cm" fo:padding-left="0.25cm" fo:padding-right="0.25cm" fo:wrap-option="no-wrap" draw:shadow="hidden" draw:shadow-offset-x="0.2cm" draw:shadow-offset-y="0.2cm" draw:shadow-color="#808080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none" draw:stroke-dash="Dash_20_2" svg:stroke-width="0cm" svg:stroke-color="#000000" draw:marker-start="" draw:marker-start-width="0.199cm" draw:marker-start-center="false" draw:marker-end-width="0.199cm" draw:marker-end-center="false" svg:stroke-opacity="100%" draw:stroke-linejoin="round" svg:stroke-linecap="butt" draw:fill="none" draw:fill-color="#ffffff" draw:secondary-fill-color="#99ccff" draw:fill-gradient-name="Gradient_20_7" draw:gradient-step-count="0" draw:fill-hatch-name="Hatching_20_1" draw:fill-hatch-solid="false" draw:fill-image-name="Bitmape_20_1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1.92cm" fo:min-width="5.85cm" fo:padding-top="0.125cm" fo:padding-bottom="0.125cm" fo:padding-left="0.25cm" fo:padding-right="0.25cm" fo:wrap-option="no-wrap" draw:shadow="hidden" draw:shadow-offset-x="0.2cm" draw:shadow-offset-y="0.2cm" draw:shadow-color="#808080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none" draw:stroke-dash="Dash_20_2" svg:stroke-width="0cm" svg:stroke-color="#000000" draw:marker-start="" draw:marker-start-width="0.199cm" draw:marker-start-center="false" draw:marker-end-width="0.199cm" draw:marker-end-center="false" svg:stroke-opacity="100%" draw:stroke-linejoin="round" svg:stroke-linecap="butt" draw:fill="none" draw:fill-color="#ffffff" draw:secondary-fill-color="#99ccff" draw:fill-gradient-name="Gradient_20_7" draw:gradient-step-count="0" draw:fill-hatch-name="Hatching_20_1" draw:fill-hatch-solid="false" draw:fill-image-name="Bitmape_20_1" draw:opacity-name="" draw:fill-image-width="0cm" draw:fill-image-height="0cm" style:repeat="repeat" draw:fill-image-ref-point-x="0%" draw:fill-image-ref-point-y="0%" draw:fill-image-ref-point="center" draw:tile-repeat-offset="0% vertical" draw:fit-to-size="false" draw:fit-to-contour="false" fo:max-height="0cm" fo:max-width="0cm" fo:min-height="1.243cm" fo:padding-top="0.125cm" fo:padding-bottom="0.125cm" fo:padding-left="0.25cm" fo:padding-right="0.25cm" fo:wrap-option="no-wrap" draw:shadow="hidden" draw:shadow-offset-x="0.2cm" draw:shadow-offset-y="0.2cm" draw:shadow-color="#808080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objectwithoutfill" style:list-style-name="L1">
      <style:graphic-properties draw:stroke-dash="Dash_20_2" svg:stroke-width="0.254cm" draw:marker-start="" draw:marker-start-width="0.578cm" draw:marker-start-center="false" draw:marker-end="Arrow" draw:marker-end-width="0.578cm" draw:marker-end-center="false" svg:stroke-opacity="100%" draw:stroke-linejoin="round" svg:stroke-linecap="butt" draw:fill="none" draw:secondary-fill-color="#99ccff" draw:gradient-step-count="0" draw:fill-hatch-solid="false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fit-to-size="false" draw:fit-to-contour="false" fo:max-height="0cm" fo:max-width="0cm" fo:padding-top="0.249cm" fo:padding-bottom="0.249cm" fo:padding-left="0.374cm" fo:padding-right="0.374cm" fo:wrap-option="no-wrap" draw:shadow="hidden" draw:shadow-offset-x="0.2cm" draw:shadow-offset-y="0.2cm" draw:shadow-color="#808080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none" draw:stroke-dash="Dash_20_2" svg:stroke-width="0cm" svg:stroke-color="#000000" draw:marker-start="" draw:marker-start-width="0.199cm" draw:marker-start-center="false" draw:marker-end-width="0.199cm" draw:marker-end-center="false" svg:stroke-opacity="100%" draw:stroke-linejoin="round" svg:stroke-linecap="butt" draw:fill="none" draw:fill-color="#ffffff" draw:secondary-fill-color="#99ccff" draw:fill-gradient-name="Gradient_20_7" draw:gradient-step-count="0" draw:fill-hatch-name="Hatching_20_1" draw:fill-hatch-solid="false" draw:fill-image-name="Bitmape_20_1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2.924cm" fo:min-width="9.941cm" fo:padding-top="0.125cm" fo:padding-bottom="0.125cm" fo:padding-left="0.25cm" fo:padding-right="0.25cm" fo:wrap-option="no-wrap" draw:shadow="hidden" draw:shadow-offset-x="0.2cm" draw:shadow-offset-y="0.2cm" draw:shadow-color="#808080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objectwithoutfill" style:list-style-name="L1">
      <style:graphic-properties draw:stroke-dash="Dash_20_2" svg:stroke-width="0.254cm" draw:marker-start="" draw:marker-start-width="0.578cm" draw:marker-start-center="false" draw:marker-end="Arrow" draw:marker-end-width="0.578cm" draw:marker-end-center="false" svg:stroke-opacity="100%" draw:stroke-linejoin="round" svg:stroke-linecap="butt" draw:fill="none" draw:secondary-fill-color="#99ccff" draw:gradient-step-count="0" draw:fill-hatch-solid="false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fit-to-size="false" draw:fit-to-contour="false" fo:max-height="0cm" fo:max-width="0cm" fo:padding-top="0.249cm" fo:padding-bottom="0.249cm" fo:padding-left="0.374cm" fo:padding-right="0.374cm" fo:wrap-option="no-wrap" draw:shadow="hidden" draw:shadow-offset-x="0.2cm" draw:shadow-offset-y="0.2cm" draw:shadow-color="#808080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none" draw:stroke-dash="Dash_20_2" svg:stroke-width="0cm" svg:stroke-color="#000000" draw:marker-start="" draw:marker-start-width="0.199cm" draw:marker-start-center="false" draw:marker-end-width="0.199cm" draw:marker-end-center="false" svg:stroke-opacity="100%" draw:stroke-linejoin="round" svg:stroke-linecap="butt" draw:fill="none" draw:fill-color="#ffffff" draw:secondary-fill-color="#99ccff" draw:fill-gradient-name="Gradient_20_7" draw:gradient-step-count="0" draw:fill-hatch-name="Hatching_20_1" draw:fill-hatch-solid="false" draw:fill-image-name="Bitmape_20_1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2.924cm" fo:min-width="10.43cm" fo:padding-top="0.125cm" fo:padding-bottom="0.125cm" fo:padding-left="0.25cm" fo:padding-right="0.25cm" fo:wrap-option="no-wrap" draw:shadow="hidden" draw:shadow-offset-x="0.2cm" draw:shadow-offset-y="0.2cm" draw:shadow-color="#808080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1" style:family="graphic" style:parent-style-name="standard">
      <style:graphic-properties draw:stroke="none" draw:stroke-dash="Fine_20_Dashed" svg:stroke-color="#000000" draw:fill="solid" draw:fill-color="#33cc66" draw:textarea-horizontal-align="left" draw:auto-grow-height="true" draw:auto-grow-width="false" fo:min-height="1.469cm" fo:min-width="4.037cm"/>
    </style:style>
    <style:style style:name="gr62" style:family="graphic" style:parent-style-name="standard">
      <style:graphic-properties draw:stroke="none" draw:stroke-dash="Fine_20_Dashed" svg:stroke-color="#000000" draw:fill="solid" draw:fill-color="#0099ff" draw:textarea-horizontal-align="left" draw:auto-grow-height="true" draw:auto-grow-width="false" fo:min-height="1.728cm" fo:min-width="6.117cm"/>
    </style:style>
    <style:style style:name="gr63" style:family="graphic" style:parent-style-name="objectwithoutfill">
      <style:graphic-properties draw:stroke="solid" draw:stroke-dash="Fine_20_Dashed" svg:stroke-width="0.254cm" svg:stroke-color="#0000ff" draw:marker-start-width="0.579cm" draw:marker-end="Arrow" draw:marker-end-width="0.679cm" draw:fill="none" draw:textarea-vertical-align="middle" fo:padding-top="0.25cm" fo:padding-bottom="0.25cm" fo:padding-left="0.375cm" fo:padding-right="0.375cm"/>
    </style:style>
    <style:style style:name="gr64" style:family="graphic" style:parent-style-name="objectwithoutfill">
      <style:graphic-properties draw:stroke="solid" draw:stroke-dash="Fine_20_Dashed" svg:stroke-width="0.254cm" svg:stroke-color="#008000" draw:marker-start-width="0.579cm" draw:marker-end="Arrow" draw:marker-end-width="0.679cm" draw:fill="none" draw:textarea-vertical-align="middle" fo:padding-top="0.25cm" fo:padding-bottom="0.25cm" fo:padding-left="0.375cm" fo:padding-right="0.375cm"/>
    </style:style>
    <style:style style:name="P1" style:family="paragraph">
      <style:paragraph-properties fo:text-align="center"/>
      <style:text-properties fo:font-family="Arial" style:font-family-generic="swiss" style:font-pitch="variable"/>
    </style:style>
    <style:style style:name="P2" style:family="paragraph">
      <style:text-properties fo:color="#000000" fo:font-size="36pt"/>
    </style:style>
    <style:style style:name="P3" style:family="paragraph">
      <style:text-properties fo:color="#000000" fo:font-family="Arial" style:font-family-generic="swiss" style:font-pitch="variable" fo:font-size="36pt" style:font-size-asian="22pt" style:font-size-complex="22pt"/>
    </style:style>
    <style:style style:name="P4" style:family="paragraph">
      <style:text-properties fo:font-size="36pt"/>
    </style:style>
    <style:style style:name="P5" style:family="paragraph">
      <style:text-properties fo:font-family="Arial" style:font-family-generic="swiss" style:font-pitch="variable" fo:font-size="36pt" style:font-size-asian="22pt" style:font-size-complex="22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swiss" style:font-pitch="variable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language-asian="zh" style:country-asian="CN" style:font-style-asian="normal" style:font-weight-asian="normal" style:font-family-complex="'Lohit Devanagari'" style:font-family-generic-complex="system" style:font-pitch-complex="variable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swiss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swiss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swiss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4pt" style:language-asian="zh" style:country-asian="CN" style:font-style-asian="normal" style:font-weight-asian="normal" style:font-family-complex="'Lohit Devanagari'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" style:family="paragraph">
      <style:text-properties fo:color="#ffffff"/>
    </style:style>
    <style:style style:name="T1" style:family="text">
      <style:text-properties fo:color="#000000" fo:font-family="Arial" style:font-family-generic="swiss" style:font-pitch="variable" style:font-size-asian="22pt" style:font-size-complex="22pt"/>
    </style:style>
    <style:style style:name="T2" style:family="text">
      <style:text-properties fo:font-family="Arial" style:font-family-generic="swiss" style:font-pitch="variable"/>
    </style:style>
    <style:style style:name="T3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introduction_sampling" draw:style-name="dp1" draw:master-page-name="Default">
        <draw:custom-shape draw:style-name="gr1" draw:text-style-name="P1" draw:layer="layout" svg:width="52.23cm" svg:height="0.721cm" svg:x="19.77cm" svg:y="2.7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" draw:text-style-name="P1" draw:layer="layout" svg:width="5.413cm" svg:height="0.722cm" svg:x="19.93cm" svg:y="7.5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2.708cm" svg:height="0.722cm" svg:x="28.579cm" svg:y="7.5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1.733cm" svg:height="0.722cm" svg:x="41.126cm" svg:y="7.5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1.734cm" svg:height="0.722cm" svg:x="44.373cm" svg:y="7.5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1.731cm" svg:height="0.722cm" svg:x="61.573cm" svg:y="7.5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1.076cm" svg:height="0.722cm" svg:x="49.136cm" svg:y="7.5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" draw:text-style-name="P1" draw:layer="layout" svg:width="5.412cm" svg:height="0.721cm" svg:x="55.526cm" svg:y="11.8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2.704cm" svg:height="0.721cm" svg:x="38.998cm" svg:y="11.8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734cm" svg:height="0.721cm" svg:x="45.275cm" svg:y="11.8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729cm" svg:height="0.721cm" svg:x="48.52cm" svg:y="11.8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731cm" svg:height="0.721cm" svg:x="65.722cm" svg:y="11.8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077cm" svg:height="0.721cm" svg:x="34.144cm" svg:y="11.8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" draw:text-style-name="P1" draw:layer="layout" svg:width="5.409cm" svg:height="0.719cm" svg:x="26.164cm" svg:y="13.4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2.702cm" svg:height="0.719cm" svg:x="34.514cm" svg:y="13.4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73cm" svg:height="0.719cm" svg:x="42.929cm" svg:y="13.4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726cm" svg:height="0.719cm" svg:x="20.435cm" svg:y="13.4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73cm" svg:height="0.719cm" svg:x="23.837cm" svg:y="13.4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079cm" svg:height="0.719cm" svg:x="50.937cm" svg:y="13.4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" draw:text-style-name="P1" draw:layer="layout" svg:width="5.412cm" svg:height="0.722cm" svg:x="23.158cm" svg:y="14.9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2.706cm" svg:height="0.722cm" svg:x="31.802cm" svg:y="14.9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73cm" svg:height="0.722cm" svg:x="36.162cm" svg:y="14.9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725cm" svg:height="0.722cm" svg:x="47.598cm" svg:y="14.9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73cm" svg:height="0.722cm" svg:x="64.797cm" svg:y="14.9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076cm" svg:height="0.722cm" svg:x="56.492cm" svg:y="14.9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" draw:text-style-name="P1" draw:layer="layout" svg:width="5.408cm" svg:height="0.721cm" svg:x="38.416cm" svg:y="16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2.708cm" svg:height="0.721cm" svg:x="29.884cm" svg:y="16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732cm" svg:height="0.721cm" svg:x="34.285cm" svg:y="16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73cm" svg:height="0.721cm" svg:x="45.679cm" svg:y="16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734cm" svg:height="0.721cm" svg:x="58.448cm" svg:y="16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084cm" svg:height="0.721cm" svg:x="54.328cm" svg:y="16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" draw:text-style-name="P1" draw:layer="layout" svg:width="5.405cm" svg:height="0.722cm" svg:x="54.15cm" svg:y="17.9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2.704cm" svg:height="0.722cm" svg:x="38.091cm" svg:y="17.9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729cm" svg:height="0.722cm" svg:x="44.036cm" svg:y="17.9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731cm" svg:height="0.722cm" svg:x="30.311cm" svg:y="17.9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.729cm" svg:height="0.722cm" svg:x="22.731cm" svg:y="17.954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3" draw:text-style-name="P1" draw:layer="layout" svg:width="1.08cm" svg:height="0.722cm" svg:x="52.047cm" svg:y="17.9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" draw:text-style-name="P1" draw:layer="layout" svg:width="4.593cm" svg:height="0.721cm" svg:x="20.102cm" svg:y="24.2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4.605cm" svg:height="0.721cm" svg:x="29.552cm" svg:y="24.2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4.6cm" svg:height="0.721cm" svg:x="41.653cm" svg:y="24.2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4.6cm" svg:height="0.721cm" svg:x="66.188cm" svg:y="24.2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5" draw:text-style-name="P1" draw:layer="layout" svg:width="1.789cm" svg:height="0.721cm" svg:x="25.085cm" svg:y="26.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1.79cm" svg:height="0.721cm" svg:x="50.808cm" svg:y="26.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1.79cm" svg:height="0.721cm" svg:x="63.155cm" svg:y="26.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6" draw:text-style-name="P3" draw:layer="layout" svg:width="12.882cm" svg:height="3.706cm" svg:x="2.531cm" svg:y="6.677cm">
          <draw:text-box>
            <text:p text:style-name="P2"><text:span text:style-name="T1">Segments of <text:s/>interest</text:span></text:p>
            <text:p text:style-name="P2"><text:span text:style-name="T1">(e.g. ChIP-seq)</text:span></text:p>
          </draw:text-box>
        </draw:frame>
        <draw:frame draw:style-name="gr7" draw:text-style-name="P3" draw:layer="layout" svg:width="10.762cm" svg:height="4.517cm" svg:x="2.531cm" svg:y="22.212cm">
          <draw:text-box>
            <text:p text:style-name="P2"><text:span text:style-name="T1">Annotations</text:span></text:p>
            <text:p text:style-name="P2"><text:span text:style-name="T1"><text:tab/></text:span><text:span text:style-name="T1">e.g. Introns</text:span></text:p>
            <text:p text:style-name="P2"><text:span text:style-name="T1"><text:tab/></text:span><text:span text:style-name="T1">e.g. Promotors</text:span></text:p>
          </draw:text-box>
        </draw:frame>
        <draw:frame draw:style-name="gr8" draw:text-style-name="P3" draw:layer="layout" svg:width="12.137cm" svg:height="1.777cm" svg:x="2.531cm" svg:y="14.575cm">
          <draw:text-box>
            <text:p text:style-name="P2"><text:span text:style-name="T1">Random Samples</text:span></text:p>
          </draw:text-box>
        </draw:frame>
        <draw:frame draw:style-name="gr9" draw:text-style-name="P5" draw:layer="layout" svg:width="8.945cm" svg:height="2.413cm" svg:x="2.531cm" svg:y="2.128cm">
          <draw:text-box>
            <text:p text:style-name="P4"><text:span text:style-name="T1">Chromosome</text:span></text:p>
          </draw:text-box>
        </draw:frame>
      </draw:page>
      <draw:page draw:name="introduction_workspace" draw:style-name="dp1" draw:master-page-name="Default">
        <draw:custom-shape draw:style-name="gr1" draw:text-style-name="P1" draw:layer="layout" svg:width="22.822cm" svg:height="0.703cm" svg:x="20.946cm" svg:y="3.3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5.273cm" svg:height="0.702cm" svg:x="21.346cm" svg:y="7.7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638cm" svg:height="0.702cm" svg:x="29.773cm" svg:y="7.7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689cm" svg:height="0.702cm" svg:x="41.997cm" svg:y="7.7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686cm" svg:height="0.702cm" svg:x="61.919cm" svg:y="7.7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049cm" svg:height="0.702cm" svg:x="49.801cm" svg:y="7.7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5.273cm" svg:height="0.703cm" svg:x="55.783cm" svg:y="12.2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2.635cm" svg:height="0.703cm" svg:x="39.68cm" svg:y="12.2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465cm" svg:height="0.703cm" svg:x="49.178cm" svg:y="12.2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687cm" svg:height="0.703cm" svg:x="65.717cm" svg:y="12.2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048cm" svg:height="0.703cm" svg:x="34.951cm" svg:y="12.2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5.271cm" svg:height="0.7cm" svg:x="27.175cm" svg:y="13.7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2.631cm" svg:height="0.7cm" svg:x="35.312cm" svg:y="13.7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68cm" svg:height="0.7cm" svg:x="21.595cm" svg:y="13.7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686cm" svg:height="0.7cm" svg:x="24.908cm" svg:y="13.7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052cm" svg:height="0.7cm" svg:x="51.311cm" svg:y="13.7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5.273cm" svg:height="0.703cm" svg:x="24.247cm" svg:y="15.1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2.636cm" svg:height="0.703cm" svg:x="32.669cm" svg:y="15.1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686cm" svg:height="0.703cm" svg:x="36.917cm" svg:y="15.1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562cm" svg:height="0.703cm" svg:x="49.178cm" svg:y="15.1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686cm" svg:height="0.703cm" svg:x="64.815cm" svg:y="15.1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049cm" svg:height="0.703cm" svg:x="56.724cm" svg:y="15.1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4.485cm" svg:height="0.702cm" svg:x="39.114cm" svg:y="16.6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2.637cm" svg:height="0.702cm" svg:x="30.801cm" svg:y="16.6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689cm" svg:height="0.702cm" svg:x="35.087cm" svg:y="16.6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689cm" svg:height="0.702cm" svg:x="58.63cm" svg:y="16.6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057cm" svg:height="0.702cm" svg:x="54.615cm" svg:y="16.6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5.266cm" svg:height="0.703cm" svg:x="54.442cm" svg:y="18.1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2.634cm" svg:height="0.703cm" svg:x="38.797cm" svg:y="18.1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687cm" svg:height="0.703cm" svg:x="31.215cm" svg:y="18.1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051cm" svg:height="0.703cm" svg:x="52.394cm" svg:y="18.1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4.476cm" svg:height="0.703cm" svg:x="21.269cm" svg:y="24.2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4.486cm" svg:height="0.703cm" svg:x="30.476cm" svg:y="24.2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501cm" svg:height="0.703cm" svg:x="42.267cm" svg:y="24.2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4.481cm" svg:height="0.703cm" svg:x="66.172cm" svg:y="24.2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5" draw:text-style-name="P1" draw:layer="layout" svg:width="1.744cm" svg:height="0.702cm" svg:x="26.124cm" svg:y="26.4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1.745cm" svg:height="0.702cm" svg:x="51.186cm" svg:y="26.4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1.743cm" svg:height="0.702cm" svg:x="63.216cm" svg:y="26.4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6" draw:text-style-name="P3" draw:layer="layout" svg:width="12.882cm" svg:height="3.706cm" svg:x="6.015cm" svg:y="6.827cm">
          <draw:text-box>
            <text:p text:style-name="P2"><text:span text:style-name="T1">Segments of <text:s/>interest</text:span></text:p>
            <text:p text:style-name="P2"><text:span text:style-name="T1">(e.g. ChIP-seq)</text:span></text:p>
          </draw:text-box>
        </draw:frame>
        <draw:frame draw:style-name="gr10" draw:text-style-name="P3" draw:layer="layout" svg:width="10.762cm" svg:height="7.892cm" svg:x="6.015cm" svg:y="21.287cm">
          <draw:text-box>
            <text:p text:style-name="P2"><text:span text:style-name="T1">Annotations</text:span></text:p>
            <text:p text:style-name="P2"><text:span text:style-name="T1"><text:tab/></text:span><text:span text:style-name="T1">e.g. Introns</text:span></text:p>
            <text:p text:style-name="P2"><text:span text:style-name="T1"><text:tab/></text:span><text:span text:style-name="T1">e.g. Promotors</text:span></text:p>
          </draw:text-box>
        </draw:frame>
        <draw:frame draw:style-name="gr8" draw:text-style-name="P3" draw:layer="layout" svg:width="12.137cm" svg:height="1.777cm" svg:x="6.015cm" svg:y="14.574cm">
          <draw:text-box>
            <text:p text:style-name="P2"><text:span text:style-name="T1">Random Samples</text:span></text:p>
          </draw:text-box>
        </draw:frame>
        <draw:frame draw:style-name="gr9" draw:text-style-name="P5" draw:layer="layout" svg:width="8.945cm" svg:height="2.413cm" svg:x="6.015cm" svg:y="3.652cm">
          <draw:text-box>
            <text:p text:style-name="P4"><text:span text:style-name="T1">Chromosome</text:span></text:p>
          </draw:text-box>
        </draw:frame>
        <draw:custom-shape draw:style-name="gr1" draw:text-style-name="P1" draw:layer="layout" svg:width="22.822cm" svg:height="0.703cm" svg:x="49.178cm" svg:y="3.3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6" draw:layer="layout" svg:x1="43.768cm" svg:y1="1.662cm" svg:x2="43.768cm" svg:y2="28.203cm">
          <text:p/>
        </draw:line>
        <draw:line draw:style-name="gr11" draw:text-style-name="P6" draw:layer="layout" svg:x1="49.178cm" svg:y1="1.493cm" svg:x2="49.178cm" svg:y2="28.034cm">
          <text:p/>
        </draw:line>
        <draw:custom-shape draw:style-name="gr3" draw:text-style-name="P1" draw:layer="layout" svg:width="0.338cm" svg:height="0.702cm" svg:x="32.61cm" svg:y="12.1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07cm" svg:height="0.703cm" svg:x="40.163cm" svg:y="15.186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introduction_isochores" draw:style-name="dp1" draw:master-page-name="Default">
        <draw:custom-shape draw:style-name="gr12" draw:text-style-name="P7" draw:layer="Layout" svg:width="49.173cm" svg:height="0.544cm" svg:x="14.818cm" svg:y="3.7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3" draw:text-style-name="P7" draw:layer="layout" svg:width="4.549cm" svg:height="0.548cm" svg:x="14.977cm" svg:y="11.9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7" draw:layer="layout" svg:width="2.273cm" svg:height="0.548cm" svg:x="22.251cm" svg:y="11.9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7" draw:layer="layout" svg:width="1.459cm" svg:height="0.548cm" svg:x="32.801cm" svg:y="11.9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7" draw:layer="layout" svg:width="1.455cm" svg:height="0.548cm" svg:x="35.533cm" svg:y="11.9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7" draw:layer="layout" svg:width="1.458cm" svg:height="0.548cm" svg:x="49.996cm" svg:y="11.9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7" draw:layer="layout" svg:width="0.91cm" svg:height="0.548cm" svg:x="39.535cm" svg:y="11.9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9" draw:text-style-name="P7" draw:layer="Layout" svg:width="11.929cm" svg:height="0.545cm" svg:x="30.139cm" svg:y="7.6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7" draw:layer="Layout" svg:width="22.315cm" svg:height="0.545cm" svg:x="41.996cm" svg:y="6.2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7" draw:layer="Layout" svg:width="15.222cm" svg:height="0.545cm" svg:x="14.917cm" svg:y="6.2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2" draw:text-style-name="P7" draw:layer="layout" svg:width="4.549cm" svg:height="0.548cm" svg:x="52.355cm" svg:y="15.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7" draw:layer="layout" svg:width="2.273cm" svg:height="0.548cm" svg:x="44.958cm" svg:y="15.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7" draw:layer="layout" svg:width="1.455cm" svg:height="0.548cm" svg:x="37.394cm" svg:y="15.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7" draw:layer="layout" svg:width="1.452cm" svg:height="0.548cm" svg:x="34.982cm" svg:y="15.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7" draw:layer="layout" svg:width="1.458cm" svg:height="0.548cm" svg:x="24.019cm" svg:y="15.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7" draw:layer="layout" svg:width="0.91cm" svg:height="0.548cm" svg:x="32.782cm" svg:y="15.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8" draw:text-style-name="P7" draw:layer="layout" svg:width="4.549cm" svg:height="0.548cm" svg:x="16.57cm" svg:y="17.4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7" draw:layer="layout" svg:width="2.273cm" svg:height="0.548cm" svg:x="25.616cm" svg:y="17.4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7" draw:layer="layout" svg:width="1.458cm" svg:height="0.548cm" svg:x="33.524cm" svg:y="17.4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7" draw:layer="layout" svg:width="1.455cm" svg:height="0.548cm" svg:x="36.592cm" svg:y="17.4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7" draw:layer="layout" svg:width="1.455cm" svg:height="0.548cm" svg:x="46.588cm" svg:y="17.4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7" draw:layer="layout" svg:width="0.91cm" svg:height="0.548cm" svg:x="38.585cm" svg:y="17.4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4" draw:text-style-name="P7" draw:layer="layout" svg:width="4.549cm" svg:height="0.547cm" svg:x="45.262cm" svg:y="19.3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7" draw:layer="layout" svg:width="2.273cm" svg:height="0.547cm" svg:x="15.3cm" svg:y="19.3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7" draw:layer="layout" svg:width="1.455cm" svg:height="0.547cm" svg:x="35.995cm" svg:y="19.3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7" draw:layer="layout" svg:width="1.455cm" svg:height="0.547cm" svg:x="38.723cm" svg:y="19.3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7" draw:layer="layout" svg:width="1.458cm" svg:height="0.547cm" svg:x="53.19cm" svg:y="19.3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7" draw:layer="layout" svg:width="0.907cm" svg:height="0.547cm" svg:x="33.692cm" svg:y="19.3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0" draw:text-style-name="P7" draw:layer="layout" svg:width="4.55cm" svg:height="0.547cm" svg:x="25.632cm" svg:y="21.1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7" draw:layer="layout" svg:width="2.273cm" svg:height="0.547cm" svg:x="20.456cm" svg:y="21.1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7" draw:layer="layout" svg:width="1.455cm" svg:height="0.547cm" svg:x="38.528cm" svg:y="21.1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7" draw:layer="layout" svg:width="1.452cm" svg:height="0.547cm" svg:x="36.107cm" svg:y="21.1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7" draw:layer="layout" svg:width="1.458cm" svg:height="0.547cm" svg:x="50.013cm" svg:y="21.1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7" draw:layer="layout" svg:width="0.907cm" svg:height="0.547cm" svg:x="33.692cm" svg:y="21.1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6" draw:text-style-name="P7" draw:layer="layout" svg:width="4.546cm" svg:height="0.548cm" svg:x="57.191cm" svg:y="23.0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7" draw:layer="layout" svg:width="2.269cm" svg:height="0.548cm" svg:x="44.332cm" svg:y="23.0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7" draw:layer="layout" svg:width="1.458cm" svg:height="0.548cm" svg:x="39.964cm" svg:y="23.0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7" draw:layer="layout" svg:width="1.455cm" svg:height="0.548cm" svg:x="35.302cm" svg:y="23.0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7" draw:layer="layout" svg:width="1.455cm" svg:height="0.548cm" svg:x="47.555cm" svg:y="23.0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7" draw:layer="layout" svg:width="0.907cm" svg:height="0.548cm" svg:x="33.709cm" svg:y="23.0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52" draw:text-style-name="P9" draw:layer="layout" svg:width="5.37cm" svg:height="1.673cm" svg:x="4.182cm" svg:y="3.4cm">
          <draw:text-box>
            <text:p text:style-name="P8"><text:span text:style-name="T2">Genome</text:span></text:p>
          </draw:text-box>
        </draw:frame>
        <draw:frame draw:style-name="gr53" draw:text-style-name="P9" draw:layer="layout" svg:width="6.576cm" svg:height="3.095cm" svg:x="4.182cm" svg:y="5.782cm">
          <draw:text-box>
            <text:p text:style-name="P8"><text:span text:style-name="T2">Isochore </text:span></text:p>
            <text:p text:style-name="P8"><text:span text:style-name="T2">workspace</text:span></text:p>
          </draw:text-box>
        </draw:frame>
        <draw:frame draw:style-name="gr54" draw:text-style-name="P9" draw:layer="layout" svg:width="7.991cm" svg:height="3.095cm" svg:x="4.182cm" svg:y="11.437cm">
          <draw:text-box>
            <text:p text:style-name="P8"><text:span text:style-name="T2">Segments of </text:span></text:p>
            <text:p text:style-name="P8"><text:span text:style-name="T2">interest</text:span></text:p>
          </draw:text-box>
        </draw:frame>
        <draw:frame draw:style-name="gr55" draw:text-style-name="P9" draw:layer="layout" svg:width="7.211cm" svg:height="3.095cm" svg:x="4.182cm" svg:y="19.734cm">
          <draw:text-box>
            <text:p text:style-name="P8"><text:span text:style-name="T2">Random samples</text:span></text:p>
          </draw:text-box>
        </draw:frame>
        <draw:line draw:style-name="gr56" draw:text-style-name="P10" draw:layer="layout" svg:x1="68.493cm" svg:y1="6.586cm" svg:x2="64.947cm" svg:y2="6.586cm">
          <text:p/>
        </draw:line>
        <draw:frame draw:style-name="gr57" draw:text-style-name="P9" draw:layer="layout" svg:width="10.441cm" svg:height="3.174cm" svg:x="68.925cm" svg:y="5.685cm">
          <draw:text-box>
            <text:p text:style-name="P8"><text:span text:style-name="T2">Low G+C</text:span></text:p>
          </draw:text-box>
        </draw:frame>
        <draw:line draw:style-name="gr58" draw:text-style-name="P10" draw:layer="layout" svg:x1="68.493cm" svg:y1="8.519cm" svg:x2="64.947cm" svg:y2="8.519cm">
          <text:p/>
        </draw:line>
        <draw:frame draw:style-name="gr59" draw:text-style-name="P9" draw:layer="layout" svg:width="10.93cm" svg:height="3.174cm" svg:x="68.814cm" svg:y="7.552cm">
          <draw:text-box>
            <text:p text:style-name="P8"><text:span text:style-name="T2">High G+C</text:span></text:p>
          </draw:text-box>
        </draw:frame>
        <draw:line draw:style-name="gr11" draw:text-style-name="P6" draw:layer="layout" svg:x1="30.09cm" svg:y1="3.271cm" svg:x2="30.344cm" svg:y2="25.242cm">
          <text:p/>
        </draw:line>
        <draw:line draw:style-name="gr11" draw:text-style-name="P6" draw:layer="layout" svg:x1="42.028cm" svg:y1="3.271cm" svg:x2="42.282cm" svg:y2="25.242cm">
          <text:p/>
        </draw:line>
      </draw:page>
      <draw:page draw:name="page4" draw:style-name="dp1" draw:master-page-name="Default">
        <draw:frame draw:style-name="gr60" draw:text-style-name="P6" draw:layer="layout" svg:width="47.576cm" svg:height="31.75cm" svg:x="1.818cm" svg:y="0.604cm">
          <draw:image xlink:href="Pictures/200002D800003E6F000029AA18E9C72B.svm" xlink:type="simple" xlink:show="embed" xlink:actuate="onLoad">
            <text:p/>
          </draw:image>
        </draw:frame>
      </draw:page>
      <draw:page draw:name="page5" draw:style-name="dp1" draw:master-page-name="Default">
        <draw:frame draw:style-name="gr60" draw:text-style-name="P6" draw:layer="layout" svg:width="50.266cm" svg:height="28.252cm" svg:x="1.896cm" svg:y="1.435cm">
          <draw:image xlink:href="Pictures/2000016300003E8900002326D1DB3254.svm" xlink:type="simple" xlink:show="embed" xlink:actuate="onLoad">
            <text:p/>
          </draw:image>
        </draw:frame>
      </draw:page>
      <draw:page draw:name="page6" draw:style-name="dp1" draw:master-page-name="Default">
        <draw:frame draw:style-name="gr60" draw:text-style-name="P1" draw:layer="layout" svg:width="33.807cm" svg:height="29.72cm" svg:x="1.992cm" svg:y="2.068cm">
          <draw:image xlink:href="Pictures/200000620000DCB50000C2068FD53182.wmf" xlink:type="simple" xlink:show="embed" xlink:actuate="onLoad">
            <text:p/>
          </draw:image>
        </draw:frame>
        <draw:frame draw:style-name="gr60" draw:text-style-name="P1" draw:layer="layout" svg:width="33.807cm" svg:height="29.72cm" svg:x="39.082cm" svg:y="2.068cm">
          <draw:image xlink:href="Pictures/200000620000DCB50000C2068FD53182.wmf" xlink:type="simple" xlink:show="embed" xlink:actuate="onLoad">
            <text:p/>
          </draw:image>
        </draw:frame>
        <draw:frame draw:style-name="gr61" draw:text-style-name="P11" draw:layer="layout" svg:width="5.243cm" svg:height="1.987cm" svg:x="17.371cm" svg:y="2.928cm">
          <draw:text-box>
            <text:p text:style-name="P11"><text:span text:style-name="T3">Introns</text:span></text:p>
          </draw:text-box>
        </draw:frame>
        <draw:frame draw:style-name="gr62" draw:text-style-name="P11" draw:layer="layout" svg:width="7.648cm" svg:height="1.987cm" svg:x="54.873cm" svg:y="2.669cm">
          <draw:text-box>
            <text:p text:style-name="P11"><text:span text:style-name="T3">Promotors</text:span></text:p>
          </draw:text-box>
        </draw:frame>
        <draw:line draw:style-name="gr63" draw:text-style-name="P6" draw:layer="layout" svg:x1="64.103cm" svg:y1="17.284cm" svg:x2="64.323cm" svg:y2="25.196cm">
          <text:p/>
        </draw:line>
        <draw:line draw:style-name="gr64" draw:text-style-name="P6" draw:layer="layout" svg:x1="21.138cm" svg:y1="17.504cm" svg:x2="21.358cm" svg:y2="25.41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WW8Num3z0" style:family="graphic">
      <style:paragraph-properties style:text-autospace="none"/>
      <style:text-properties fo:font-family="Symbol" style:font-family-generic="roman" style:font-pitch="variable" style:font-charset="x-symbol" style:font-family-asian="Symbol" style:font-family-generic-asian="roman" style:font-pitch-asian="variable" style:font-charset-asian="x-symbol"/>
    </style:style>
    <style:style style:name="Para" style:family="graphic">
      <style:paragraph-properties fo:margin-left="0cm" fo:margin-right="0cm" fo:line-height="0.388cm" fo:text-align="justify" fo:text-indent="0.529cm" style:text-autospace="none"/>
      <style:text-properties style:use-window-font-color="true" fo:font-family="'Times New Roman'" style:font-family-generic="roman" style:font-pitch="variable" fo:font-size="9pt" fo:language="en" fo:country="US" style:font-family-asian="'Times New Roman'" style:font-family-generic-asian="roman" style:font-pitch-asian="variable" style:font-size-asian="10pt" style:language-asian="zh" style:country-asian="CN" style:font-family-complex="Arial" style:font-family-generic-complex="swiss" style:font-pitch-complex="variable"/>
    </style:style>
    <style:style style:name="ParaNoInd" style:family="graphic">
      <style:paragraph-properties fo:margin-left="0cm" fo:margin-right="0cm" fo:line-height="0.388cm" fo:text-align="justify" fo:text-indent="0cm" style:text-autospace="none"/>
      <style:text-properties style:use-window-font-color="true" fo:font-family="'Times New Roman'" style:font-family-generic="roman" style:font-pitch="variable" fo:font-size="9pt" fo:language="en" fo:country="US" style:font-family-asian="'Times New Roman'" style:font-family-generic-asian="roman" style:font-pitch-asian="variable" style:font-size-asian="10pt" style:language-asian="zh" style:country-asian="CN" style:font-family-complex="Arial" style:font-family-generic-complex="swiss" style:font-pitch-complex="variable"/>
    </style:style>
    <style:style style:name="Bulleted_20_List" style:display-name="Bulleted List" style:family="graphic">
      <style:paragraph-properties fo:margin-left="1.164cm" fo:margin-right="0cm" fo:margin-top="0.187cm" fo:margin-bottom="0cm" fo:line-height="0.388cm" fo:text-align="justify" fo:text-indent="0cm" style:text-autospace="none">
        <style:tab-stops>
          <style:tab-stop style:position="2.327cm"/>
        </style:tab-stops>
      </style:paragraph-properties>
      <style:text-properties style:use-window-font-color="true" fo:font-family="'Times New Roman'" style:font-family-generic="roman" style:font-pitch="variable" fo:font-size="9pt" fo:language="en" fo:country="US" style:font-family-asian="'Times New Roman'" style:font-family-generic-asian="roman" style:font-pitch-asian="variable" style:font-size-asian="10pt" style:language-asian="zh" style:country-asian="CN" style:font-family-complex="Arial" style:font-family-generic-complex="swiss" style:font-pitch-complex="variable"/>
    </style:style>
    <style:style style:name="Bulleted_20_List_20_first" style:display-name="Bulleted List first" style:family="graphic">
      <style:paragraph-properties fo:margin-left="1.164cm" fo:margin-right="0cm" fo:margin-top="0.374cm" fo:margin-bottom="0cm" fo:line-height="0.388cm" fo:text-align="justify" fo:text-indent="0cm" style:text-autospace="none">
        <style:tab-stops>
          <style:tab-stop style:position="2.327cm"/>
        </style:tab-stops>
      </style:paragraph-properties>
      <style:text-properties style:use-window-font-color="true" fo:font-family="'Times New Roman'" style:font-family-generic="roman" style:font-pitch="variable" fo:font-size="9pt" fo:language="en" fo:country="US" style:font-family-asian="'Times New Roman'" style:font-family-generic-asian="roman" style:font-pitch-asian="variable" style:font-size-asian="10pt" style:language-asian="zh" style:country-asian="CN" style:font-family-complex="Arial" style:font-family-generic-complex="swiss" style:font-pitch-complex="variabl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AR PL UMing HK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.985cm" fo:margin-bottom="1cm" fo:margin-left="1.134cm" fo:margin-right="1.02cm" fo:page-width="84.099cm" fo:page-height="32.53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8-16T15:01:23</meta:creation-date>
    <meta:generator>LibreOffice/4.0.4.2$Linux_X86_64 LibreOffice_project/400m0$Build-2</meta:generator>
    <dc:date>2015-03-20T13:44:58</dc:date>
    <meta:editing-duration>P3DT16H49M50S</meta:editing-duration>
    <meta:editing-cycles>18</meta:editing-cycles>
    <meta:print-date>2012-08-21T11:43:56</meta:print-date>
    <meta:document-statistic meta:object-count="168"/>
  </office:meta>
</office:document-meta>
</file>